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Arial2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81in" table:align="left" style:writing-mode="lr-tb"/>
    </style:style>
    <style:style style:name="Table1.A" style:family="table-column">
      <style:table-column-properties style:column-width="2.8694in"/>
    </style:style>
    <style:style style:name="Table1.B" style:family="table-column">
      <style:table-column-properties style:column-width="3.3986in"/>
    </style:style>
    <style:style style:name="Table1.A1" style:family="table-cell">
      <style:table-cell-properties style:vertical-align="middle" fo:background-color="#f3f3f3" fo:padding-left="0.0299in" fo:padding-right="0.0299in" fo:padding-top="0.0201in" fo:padding-bottom="0.0201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.0299in" fo:padding-right="0.0299in" fo:padding-top="0in" fo:padding-bottom="0.0201in" fo:border-left="0.05pt solid #000000" fo:border-right="0.05pt solid #000000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1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11" style:family="table-cell">
      <style:table-cell-properties style:vertical-align="middle" fo:background-color="#f3f3f3" fo:padding-left="0.0299in" fo:padding-right="0.0299in" fo:padding-top="0in" fo:padding-bottom="0.0201in" fo:border-left="0.05pt solid #000000" fo:border-right="0.05pt solid #000000" fo:border-top="none" fo:border-bottom="0.05pt solid #000000">
        <style:background-image/>
      </style:table-cell-properties>
    </style:style>
    <style:style style:name="Table1.B1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1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1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1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1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1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1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1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2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2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2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2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2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2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" style:family="table">
      <style:table-properties style:width="2.9903in" table:align="left" style:writing-mode="lr-tb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0.9903in"/>
    </style:style>
    <style:style style:name="Table2.A1" style:family="table-cell">
      <style:table-cell-properties style:vertical-align="middle" fo:background-color="#f3f3f3" fo:padding-left="0.0299in" fo:padding-right="0.0299in" fo:padding-top="0.0201in" fo:padding-bottom="0.0201in" fo:border="0.05pt solid #000000">
        <style:background-image/>
      </style:table-cell-properties>
    </style:style>
    <style:style style:name="Table2.B1" style:family="table-cell">
      <style:table-cell-properties style:vertical-align="middle" fo:background-color="#f3f3f3" fo:padding-left="0in" fo:padding-right="0.0299in" fo:padding-top="0.0201in" fo:padding-bottom="0.0201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2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2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3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3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3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4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4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4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5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5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5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6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6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6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7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7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7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8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8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8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9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9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9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10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10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10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11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11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11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12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12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12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13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13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13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14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14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14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15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15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15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16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16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16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17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17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17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18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18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18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19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19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19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20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3" style:family="table">
      <style:table-properties style:width="6.2694in" table:align="left" style:writing-mode="lr-tb"/>
    </style:style>
    <style:style style:name="Table3.A" style:family="table-column">
      <style:table-column-properties style:column-width="2.0882in"/>
    </style:style>
    <style:style style:name="Table3.B" style:family="table-column">
      <style:table-column-properties style:column-width="2.0896in"/>
    </style:style>
    <style:style style:name="Table3.C" style:family="table-column">
      <style:table-column-properties style:column-width="2.091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eeeee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eeeeee" fo:padding="0.0382in" fo:border="0.1pt solid #000000" style:writing-mode="lr-tb">
        <style:background-image/>
      </style:table-cell-properties>
    </style:style>
    <style:style style:name="Table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text-indent="0.2917in" style:auto-text-indent="false" fo:padding="0in" fo:border="non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orphans="0" fo:widows="0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0.5in" fo:margin-right="0in" fo:margin-top="0.1665in" fo:margin-bottom="0.1665in" loext:contextual-spacing="false" fo:line-height="100%" fo:text-align="justify" style:justify-single-word="false" fo:orphans="0" fo:widows="0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 style:master-pag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style:page-number="1" fo:padding="0in" fo:border="non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text-indent="0.2917in" style:auto-text-indent="false" fo:padding="0in" fo:border="non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11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12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3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3.4445in" fo:margin-right="0in" fo:margin-top="0in" fo:margin-bottom="0.0835in" loext:contextual-spacing="false" fo:line-height="100%" fo:text-align="start" style:justify-single-word="false" fo:text-indent="0.0555in" style:auto-text-indent="false" fo:padding="0in" fo:border="non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 style:list-style-name="WWNum1">
      <style:paragraph-properties fo:margin-left="0.5in" fo:margin-right="0in" fo:orphans="0" fo:widows="0" fo:text-indent="-0.25in" style:auto-text-indent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 style:list-style-name="WWNum1">
      <style:paragraph-properties fo:margin-left="0.5in" fo:margin-right="0in" fo:text-align="justify" style:justify-single-word="false" fo:orphans="0" fo:widows="0" fo:text-indent="-0.25in" style:auto-text-indent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align="justify" style:justify-single-word="false" fo:orphans="0" fo:widows="0" fo:text-indent="-0.2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orphans="0" fo:widows="0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" fo:font-size="12pt" officeooo:paragraph-rsid="000f3cbb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text-align="justify" style:justify-single-word="false" fo:orphans="0" fo:widows="0" fo:padding="0in" fo:border="none"/>
      <style:text-properties officeooo:paragraph-rsid="000f3cbb"/>
    </style:style>
    <style:style style:name="P21" style:family="paragraph" style:parent-style-name="Standard">
      <style:paragraph-properties fo:text-align="justify" style:justify-single-word="false" fo:orphans="0" fo:widows="0" fo:padding="0in" fo:border="none"/>
      <style:text-properties officeooo:rsid="000f3cbb" officeooo:paragraph-rsid="000f3cbb"/>
    </style:style>
    <style:style style:name="P22" style:family="paragraph" style:parent-style-name="Standard">
      <style:paragraph-properties fo:text-align="center" style:justify-single-word="false" fo:orphans="0" fo:widows="0" fo:padding="0in" fo:border="none"/>
      <style:text-properties fo:font-size="14pt" officeooo:rsid="000f3cbb" officeooo:paragraph-rsid="000f3cbb" style:font-size-asian="14pt" style:font-size-complex="14pt"/>
    </style:style>
    <style:style style:name="P23" style:family="paragraph" style:parent-style-name="Standard">
      <style:paragraph-properties fo:text-align="center" style:justify-single-word="false" fo:orphans="0" fo:widows="0" fo:padding="0in" fo:border="none"/>
      <style:text-properties fo:font-size="10pt" officeooo:rsid="000f3cbb" officeooo:paragraph-rsid="000f3cbb" style:font-size-asian="10pt" style:font-size-complex="10pt"/>
    </style:style>
    <style:style style:name="P24" style:family="paragraph" style:parent-style-name="Standard">
      <style:paragraph-properties fo:text-align="start" style:justify-single-word="false" fo:orphans="0" fo:widows="0" fo:padding="0in" fo:border="none"/>
      <style:text-properties fo:font-size="10pt" officeooo:rsid="000f3cbb" officeooo:paragraph-rsid="000f3cbb" style:font-size-asian="10pt" style:font-size-complex="10pt"/>
    </style:style>
    <style:style style:name="P25" style:family="paragraph" style:parent-style-name="Standard">
      <style:paragraph-properties fo:text-align="justify" style:justify-single-word="false" fo:orphans="0" fo:widows="0" fo:padding="0in" fo:border="none"/>
      <style:text-properties fo:font-size="10pt" style:font-size-asian="10pt" style:font-size-complex="10pt"/>
    </style:style>
    <style:style style:name="P26" style:family="paragraph" style:parent-style-name="Standard">
      <style:paragraph-properties fo:text-align="justify" style:justify-single-word="false" fo:orphans="0" fo:widows="0" fo:padding="0in" fo:border="none"/>
      <style:text-properties fo:font-size="10pt" officeooo:paragraph-rsid="000f3cbb" style:font-size-asian="10pt" style:font-size-complex="10pt"/>
    </style:style>
    <style:style style:name="P27" style:family="paragraph" style:parent-style-name="Standard" style:list-style-name="WWNum1">
      <style:paragraph-properties fo:margin-left="0.25in" fo:margin-right="0in" fo:orphans="0" fo:widows="0" fo:text-indent="0in" style:auto-text-indent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left="0.5in" fo:margin-right="0in" fo:margin-top="0.1665in" fo:margin-bottom="0.1665in" loext:contextual-spacing="false" fo:line-height="100%" fo:text-align="justify" style:justify-single-word="false" fo:orphans="0" fo:widows="0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left="0in" fo:margin-right="0in" fo:margin-top="0.1665in" fo:margin-bottom="0.1665in" loext:contextual-spacing="false" fo:line-height="100%" fo:text-align="justify" style:justify-single-word="false" fo:orphans="0" fo:widows="0" fo:text-indent="0in" style:auto-text-indent="false"/>
      <style:text-properties style:font-name="Times New Roman" fo:font-size="14pt" officeooo:paragraph-rsid="000f3cbb" style:font-name-asian="Times New Roman" style:font-size-asian="14pt" style:font-name-complex="Times New Roman" style:font-size-complex="14pt"/>
    </style:style>
    <style:style style:name="P30" style:family="paragraph" style:parent-style-name="Standard" style:list-style-name="WWNum1">
      <style:paragraph-properties fo:margin-left="0in" fo:margin-right="0in" fo:text-align="center" style:justify-single-word="false" fo:orphans="0" fo:widows="0" fo:text-indent="0in" style:auto-text-indent="false" fo:padding="0in" fo:border="none"/>
      <style:text-properties style:font-name="Arial2" fo:font-size="14pt" officeooo:rsid="000f3cbb" officeooo:paragraph-rsid="000f3cbb" style:font-name-asian="Times New Roman1" style:font-size-asian="14pt" style:font-name-complex="Times New Roman1" style:font-size-complex="14pt"/>
    </style:style>
    <style:style style:name="P31" style:family="paragraph" style:parent-style-name="Table_20_Contents">
      <style:text-properties fo:color="#000000" fo:font-size="11pt"/>
    </style:style>
    <style:style style:name="P32" style:family="paragraph" style:parent-style-name="Table_20_Contents">
      <style:text-properties fo:font-size="11pt"/>
    </style:style>
    <style:style style:name="P33" style:family="paragraph" style:parent-style-name="Table_20_Contents">
      <style:paragraph-properties fo:text-align="center" style:justify-single-word="false"/>
      <style:text-properties fo:font-size="11pt"/>
    </style:style>
    <style:style style:name="P34" style:family="paragraph" style:parent-style-name="Table_20_Contents">
      <style:text-properties fo:font-size="2pt" style:font-size-asian="2pt" style:font-size-complex="2pt"/>
    </style:style>
    <style:style style:name="P35" style:family="paragraph" style:parent-style-name="Table_20_Contents">
      <style:paragraph-properties fo:text-align="end" style:justify-single-word="false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fo:font-size="12pt" officeooo:paragraph-rsid="000f3cbb" style:font-name-asian="Times New Roman" style:font-size-asian="12pt" style:font-name-complex="Times New Roman" style:font-size-complex="12pt"/>
    </style:style>
    <style:style style:name="P37" style:family="paragraph" style:parent-style-name="Table_20_Contents">
      <style:paragraph-properties fo:line-height="100%" fo:text-align="justify" style:justify-single-word="false"/>
      <style:text-properties style:font-name="Times New Roman" fo:font-size="8pt" fo:font-weight="normal" officeooo:paragraph-rsid="000f3cbb" style:font-name-asian="Times New Roman" style:font-size-asian="8pt" style:font-weight-asian="normal" style:font-name-complex="Times New Roman" style:font-size-complex="8pt" style:font-weight-complex="normal"/>
    </style:style>
    <style:style style:name="P38" style:family="paragraph" style:parent-style-name="Table_20_Contents">
      <style:paragraph-properties fo:text-align="justify" style:justify-single-word="false" style:snap-to-layout-grid="false"/>
      <style:text-properties style:font-name="Times New Roman" fo:font-size="8pt" fo:font-weight="normal" officeooo:paragraph-rsid="000f3cbb" style:font-name-asian="Times New Roman" style:font-size-asian="8pt" style:font-weight-asian="normal" style:font-name-complex="Times New Roman" style:font-size-complex="8pt" style:font-weight-complex="normal"/>
    </style:style>
    <style:style style:name="P39" style:family="paragraph" style:parent-style-name="Table_20_Contents">
      <style:paragraph-properties fo:text-align="justify" style:justify-single-word="false" style:snap-to-layout-grid="false"/>
      <style:text-properties style:font-name="Times New Roman" fo:font-size="8pt" officeooo:paragraph-rsid="000f3cbb" style:font-name-asian="Times New Roman" style:font-size-asian="8pt" style:font-name-complex="Times New Roman" style:font-size-complex="8pt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fo:font-size="8pt" officeooo:paragraph-rsid="000f3cbb" style:font-name-asian="Times New Roman" style:font-size-asian="8pt" style:font-name-complex="Times New Roman" style:font-size-complex="8pt"/>
    </style:style>
    <style:style style:name="P41" style:family="paragraph" style:parent-style-name="Table_20_Contents">
      <style:paragraph-properties fo:line-height="100%" fo:text-align="justify" style:justify-single-word="false"/>
      <style:text-properties officeooo:paragraph-rsid="000f3cbb"/>
    </style:style>
    <style:style style:name="P42" style:family="paragraph" style:parent-style-name="Table_20_Contents">
      <style:paragraph-properties fo:text-align="justify" style:justify-single-word="false"/>
      <style:text-properties officeooo:paragraph-rsid="000f3cb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style:font-name="Times New Roman" fo:font-size="8pt" fo:font-weight="normal" style:font-name-asian="Times New Roman" style:font-size-asian="8pt" style:font-weight-asian="normal" style:font-name-complex="Times New Roman" style:font-size-complex="8pt" style:font-weight-complex="normal"/>
    </style:style>
    <style:style style:name="T4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5" style:family="text">
      <style:text-properties officeooo:rsid="000f3cbb"/>
    </style:style>
    <style:style style:name="T6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осковский авиационный институт</text:p>
      <text:p text:style-name="P7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2"><text:s/></text:p>
      <text:p text:style-name="P2"><text:s/></text:p>
      <text:p text:style-name="P2"><text:s/></text:p>
      <text:p text:style-name="P2"><text:s/></text:p>
      <text:p text:style-name="P10">Лабораторная работа № 2</text:p>
      <text:p text:style-name="P11">Тема: Перегрузка операторов в С++</text:p>
      <text:p text:style-name="P2"/>
      <text:p text:style-name="P12"><text:s/></text:p>
      <text:p text:style-name="P12"><text:s/></text:p>
      <text:p text:style-name="P2"><text:s/></text:p>
      <text:p text:style-name="P14">Студент: Короткевич Леонид Витальевич</text:p>
      <text:p text:style-name="P14">Группа: 80-20<text:span text:style-name="T5">8</text:span></text:p>
      <text:p text:style-name="P14">Преподаватель: Чернышов Л.Н.</text:p>
      <text:p text:style-name="P14">Дата:</text:p>
      <text:p text:style-name="P14">Оценка:</text:p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2">Москва, 2020</text:p>
      <text:p text:style-name="P2"><text:soft-page-break/></text:p>
      <text:p text:style-name="P2"/>
      <text:list xml:id="list3846512303" text:style-name="WWNum1">
        <text:list-item>
          <text:p text:style-name="P15">Постановка задачи</text:p>
          <text:p text:style-name="P27"/>
        </text:list-item>
      </text:list>
      <text:p text:style-name="P4"><text:tab/>Создать класс TimePoint для работы с моментами времени в формате «час:минута:секунда». Обязательными операциями являются: вычисление разницы между двумя моментами времени, сумма моментов времени, сложение момента времени и заданного количества секунд, вычитание из момента времени заданного количества секунд, вычисление во раз сколько один момент времени больше (меньше) другого, сравнение моментов времени, перевод в секунды и обратно, перевод в минуты (с округлением до минуты) и обратно. </text:p>
      <text:p text:style-name="P4"><text:tab/>Операции сложения и вычитания TimePoint, а так же сравнения (больше, меньше и равно) необходимо реализовать в виде перегрузки операторов.</text:p>
      <text:p text:style-name="P4"><text:tab/>Необходимо реализовать пользовательский литерал для работы с константами типа TimePoint.</text:p>
      <text:p text:style-name="P4"/>
      <text:list xml:id="list25256489918164" text:continue-numbering="true" text:style-name="WWNum1">
        <text:list-item>
          <text:p text:style-name="P16">Описание программы </text:p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3">Vector.hpp</text:p>
          </table:table-cell>
          <table:covered-table-cell/>
        </table:table-row>
        <table:table-row>
          <table:table-cell table:style-name="Table1.A2" office:value-type="string">
            <text:p text:style-name="P31">Vector();</text:p>
          </table:table-cell>
          <table:table-cell table:style-name="Table1.B2" office:value-type="string">
            <text:p text:style-name="P32">конструктор по умолчанию </text:p>
          </table:table-cell>
        </table:table-row>
        <table:table-row>
          <table:table-cell table:style-name="Table1.A2" office:value-type="string">
            <text:p text:style-name="P31">Vector(const int &amp;n);</text:p>
          </table:table-cell>
          <table:table-cell table:style-name="Table1.B3" office:value-type="string">
            <text:p text:style-name="P32">конструктор с 1 параметром: размер вектора</text:p>
          </table:table-cell>
        </table:table-row>
        <table:table-row>
          <table:table-cell table:style-name="Table1.A2" office:value-type="string">
            <text:p text:style-name="P31">Vector(const int &amp;n, T elem);</text:p>
          </table:table-cell>
          <table:table-cell table:style-name="Table1.B4" office:value-type="string">
            <text:p text:style-name="P32">конструктор с 2 параметрами: размер вектора, заполнить элементами T</text:p>
          </table:table-cell>
        </table:table-row>
        <table:table-row>
          <table:table-cell table:style-name="Table1.A2" office:value-type="string">
            <text:p text:style-name="P31">~Vector();</text:p>
          </table:table-cell>
          <table:table-cell table:style-name="Table1.B5" office:value-type="string">
            <text:p text:style-name="P32">деструктор по умолчанию</text:p>
          </table:table-cell>
        </table:table-row>
        <table:table-row>
          <table:table-cell table:style-name="Table1.A2" office:value-type="string">
            <text:p text:style-name="P31">void assert(const int &amp;n, T elem);</text:p>
          </table:table-cell>
          <table:table-cell table:style-name="Table1.B6" office:value-type="string">
            <text:p text:style-name="P32">метод: заполнить вектор n одинаковыми элементами </text:p>
          </table:table-cell>
        </table:table-row>
        <table:table-row>
          <table:table-cell table:style-name="Table1.A2" office:value-type="string">
            <text:p text:style-name="P31">T &amp;operator[](const int &amp;index) const;</text:p>
          </table:table-cell>
          <table:table-cell table:style-name="Table1.B7" office:value-type="string">
            <text:p text:style-name="P32">конст. метод: обратиться к элементу вектора</text:p>
          </table:table-cell>
        </table:table-row>
        <table:table-row>
          <table:table-cell table:style-name="Table1.A2" office:value-type="string">
            <text:p text:style-name="P31">void push_back(T elem);</text:p>
          </table:table-cell>
          <table:table-cell table:style-name="Table1.B8" office:value-type="string">
            <text:p text:style-name="P32">метод: добавить в конец вектора элемент</text:p>
          </table:table-cell>
        </table:table-row>
        <table:table-row>
          <table:table-cell table:style-name="Table1.A2" office:value-type="string">
            <text:p text:style-name="P31">unsigned int size() const;</text:p>
          </table:table-cell>
          <table:table-cell table:style-name="Table1.B9" office:value-type="string">
            <text:p text:style-name="P32">конст. метод: получить размер вектора</text:p>
          </table:table-cell>
        </table:table-row>
        <table:table-row>
          <table:table-cell table:style-name="Table1.A2" office:value-type="string">
            <text:p text:style-name="P31">void erase(const int &amp;idx);</text:p>
          </table:table-cell>
          <table:table-cell table:style-name="Table1.B10" office:value-type="string">
            <text:p text:style-name="P32">метод: удалить элемент из вектора</text:p>
          </table:table-cell>
        </table:table-row>
        <table:table-row>
          <table:table-cell table:style-name="Table1.A11" table:number-columns-spanned="2" office:value-type="string">
            <text:p text:style-name="P33">TimePoint.hpp</text:p>
          </table:table-cell>
          <table:covered-table-cell/>
        </table:table-row>
        <table:table-row>
          <table:table-cell table:style-name="Table1.A2" office:value-type="string">
            <text:p text:style-name="P31">TimePoint();</text:p>
          </table:table-cell>
          <table:table-cell table:style-name="Table1.B12" office:value-type="string">
            <text:p text:style-name="P32">конструктор по умолчанию </text:p>
          </table:table-cell>
        </table:table-row>
        <table:table-row>
          <table:table-cell table:style-name="Table1.A2" office:value-type="string">
            <text:p text:style-name="P31">TimePoint(const std::string &amp;_time);</text:p>
          </table:table-cell>
          <table:table-cell table:style-name="Table1.B13" office:value-type="string">
            <text:p text:style-name="P32">конструктор с 1 параметром: чч:мм:сс</text:p>
          </table:table-cell>
        </table:table-row>
        <table:table-row>
          <table:table-cell table:style-name="Table1.A2" office:value-type="string">
            <text:p text:style-name="P31">TimePoint(const int &amp;_val);</text:p>
          </table:table-cell>
          <table:table-cell table:style-name="Table1.B14" office:value-type="string">
            <text:p text:style-name="P32">конструктор с 1 параметром: секунды</text:p>
          </table:table-cell>
        </table:table-row>
        <table:table-row>
          <table:table-cell table:style-name="Table1.A2" office:value-type="string">
            <text:p text:style-name="P31">TimePoint operator-(const TimePoint &amp;rhs) const;</text:p>
          </table:table-cell>
          <table:table-cell table:style-name="Table1.B15" office:value-type="string">
            <text:p text:style-name="P32">"вычитание" двух временных точек - разность в чч:мм:сс м/у ними</text:p>
          </table:table-cell>
        </table:table-row>
        <table:table-row>
          <table:table-cell table:style-name="Table1.A2" office:value-type="string">
            <text:p text:style-name="P31">TimePoint operator+(const TimePoint &amp;rhs) const;</text:p>
          </table:table-cell>
          <table:table-cell table:style-name="Table1.B16" office:value-type="string">
            <text:p text:style-name="P32">"сложение" двух временных точек (далее - ВТ)</text:p>
          </table:table-cell>
        </table:table-row>
        <text:soft-page-break/>
        <table:table-row>
          <table:table-cell table:style-name="Table1.A2" office:value-type="string">
            <text:p text:style-name="P31">double operator/(const TimePoint &amp;rhs) const;</text:p>
          </table:table-cell>
          <table:table-cell table:style-name="Table1.B17" office:value-type="string">
            <text:p text:style-name="P32">"деление" двух временных точек: во ск-ко раз больше/меньше</text:p>
          </table:table-cell>
        </table:table-row>
        <table:table-row>
          <table:table-cell table:style-name="Table1.A2" office:value-type="string">
            <text:p text:style-name="P31">void add(const int &amp;_ss);</text:p>
          </table:table-cell>
          <table:table-cell table:style-name="Table1.B18" office:value-type="string">
            <text:p text:style-name="P32">метод: добавить к ВТ секунды</text:p>
          </table:table-cell>
        </table:table-row>
        <table:table-row>
          <table:table-cell table:style-name="Table1.A2" office:value-type="string">
            <text:p text:style-name="P31">void subtract(const int &amp;_ss);</text:p>
          </table:table-cell>
          <table:table-cell table:style-name="Table1.B19" office:value-type="string">
            <text:p text:style-name="P32">метод: отнять от ВТ секунды</text:p>
          </table:table-cell>
        </table:table-row>
        <table:table-row>
          <table:table-cell table:style-name="Table1.A2" office:value-type="string">
            <text:p text:style-name="P31">bool operator&gt;(TimePoint const &amp;rhs) const;</text:p>
          </table:table-cell>
          <table:table-cell table:style-name="Table1.B20" table:number-rows-spanned="3" office:value-type="string">
            <text:p text:style-name="P33">сравнение временных точек</text:p>
          </table:table-cell>
        </table:table-row>
        <table:table-row>
          <table:table-cell table:style-name="Table1.A2" office:value-type="string">
            <text:p text:style-name="P31">bool operator==(TimePoint const &amp;rhs) const;</text:p>
          </table:table-cell>
          <table:covered-table-cell/>
        </table:table-row>
        <table:table-row>
          <table:table-cell table:style-name="Table1.A2" office:value-type="string">
            <text:p text:style-name="P31">bool operator&lt;(TimePoint const &amp;rhs) const;</text:p>
          </table:table-cell>
          <table:covered-table-cell/>
        </table:table-row>
        <table:table-row>
          <table:table-cell table:style-name="Table1.A2" office:value-type="string">
            <text:p text:style-name="P31">int toMins() const;</text:p>
          </table:table-cell>
          <table:table-cell table:style-name="Table1.B23" office:value-type="string">
            <text:p text:style-name="P32">конст. метод: циферблат в минуты</text:p>
          </table:table-cell>
        </table:table-row>
        <table:table-row>
          <table:table-cell table:style-name="Table1.A2" office:value-type="string">
            <text:p text:style-name="P31">int toSecs() const;</text:p>
          </table:table-cell>
          <table:table-cell table:style-name="Table1.B24" office:value-type="string">
            <text:p text:style-name="P32">конст. метод: циферблат в секунды</text:p>
          </table:table-cell>
        </table:table-row>
        <table:table-row>
          <table:table-cell table:style-name="Table1.A2" office:value-type="string">
            <text:p text:style-name="P31">std::string getTime() const;</text:p>
          </table:table-cell>
          <table:table-cell table:style-name="Table1.B25" office:value-type="string">
            <text:p text:style-name="P32">конст. метод: получение строки-циферблата </text:p>
          </table:table-cell>
        </table:table-row>
        <table:table-row>
          <table:table-cell table:style-name="Table1.A2" office:value-type="string">
            <text:p text:style-name="P31">void display() const;</text:p>
          </table:table-cell>
          <table:table-cell table:style-name="Table1.B26" office:value-type="string">
            <text:p text:style-name="P32">конст. метод: вывести строку-циферблат</text:p>
          </table:table-cell>
        </table:table-row>
      </table:table>
      <text:p text:style-name="P4"/>
      <text:list xml:id="list25257238455356" text:continue-numbering="true" text:style-name="WWNum1">
        <text:list-item>
          <text:p text:style-name="P17">Набор <text:s/>тестов</text:p>
        </text:list-item>
      </text:list>
      <text:p text:style-name="P5"/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Table_20_Contents">test_01.txt</text:p>
          </table:table-cell>
          <table:table-cell table:style-name="Table2.B1" office:value-type="string">
            <text:p text:style-name="Table_20_Contents">test_02.txt</text:p>
          </table:table-cell>
          <table:table-cell table:style-name="Table2.B1" office:value-type="string">
            <text:p text:style-name="Table_20_Contents">test_03.txt</text:p>
          </table:table-cell>
        </table:table-row>
        <table:table-row>
          <table:table-cell table:style-name="Table2.A2" office:value-type="string">
            <text:p text:style-name="P35">1</text:p>
          </table:table-cell>
          <table:table-cell table:style-name="Table2.B2" office:value-type="string">
            <text:p text:style-name="P35">1</text:p>
          </table:table-cell>
          <table:table-cell table:style-name="Table2.C2" office:value-type="string">
            <text:p text:style-name="P35">1</text:p>
          </table:table-cell>
        </table:table-row>
        <table:table-row>
          <table:table-cell table:style-name="Table2.A3" office:value-type="string">
            <text:p text:style-name="P35">4:30:29</text:p>
          </table:table-cell>
          <table:table-cell table:style-name="Table2.B3" office:value-type="string">
            <text:p text:style-name="P35">12:12:12</text:p>
          </table:table-cell>
          <table:table-cell table:style-name="Table2.C3" office:value-type="string">
            <text:p text:style-name="P35">12:00:00</text:p>
          </table:table-cell>
        </table:table-row>
        <table:table-row>
          <table:table-cell table:style-name="Table2.A4" office:value-type="string">
            <text:p text:style-name="P35">1</text:p>
          </table:table-cell>
          <table:table-cell table:style-name="Table2.B4" office:value-type="string">
            <text:p text:style-name="P35">1</text:p>
          </table:table-cell>
          <table:table-cell table:style-name="Table2.C4" office:value-type="string">
            <text:p text:style-name="P35">1</text:p>
          </table:table-cell>
        </table:table-row>
        <table:table-row>
          <table:table-cell table:style-name="Table2.A5" office:value-type="string">
            <text:p text:style-name="P35">4:29:01</text:p>
          </table:table-cell>
          <table:table-cell table:style-name="Table2.B5" office:value-type="string">
            <text:p text:style-name="P35">2:03:04</text:p>
          </table:table-cell>
          <table:table-cell table:style-name="Table2.C5" office:value-type="string">
            <text:p text:style-name="P35">12:00:01</text:p>
          </table:table-cell>
        </table:table-row>
        <table:table-row>
          <table:table-cell table:style-name="Table2.A6" office:value-type="string">
            <text:p text:style-name="P35">11</text:p>
          </table:table-cell>
          <table:table-cell table:style-name="Table2.B6" office:value-type="string">
            <text:p text:style-name="P35">11</text:p>
          </table:table-cell>
          <table:table-cell table:style-name="Table2.C6" office:value-type="string">
            <text:p text:style-name="P35">7</text:p>
          </table:table-cell>
        </table:table-row>
        <table:table-row>
          <table:table-cell table:style-name="Table2.A7" office:value-type="string">
            <text:p text:style-name="P35">3</text:p>
          </table:table-cell>
          <table:table-cell table:style-name="Table2.B7" office:value-type="string">
            <text:p text:style-name="P35">5</text:p>
          </table:table-cell>
          <table:table-cell table:style-name="Table2.C7" office:value-type="string">
            <text:p text:style-name="P35">1</text:p>
          </table:table-cell>
        </table:table-row>
        <table:table-row>
          <table:table-cell table:style-name="Table2.A8" office:value-type="string">
            <text:p text:style-name="P35">1 2</text:p>
          </table:table-cell>
          <table:table-cell table:style-name="Table2.B8" office:value-type="string">
            <text:p text:style-name="P35">1 2</text:p>
          </table:table-cell>
          <table:table-cell table:style-name="Table2.C8" office:value-type="string">
            <text:p text:style-name="P35">7</text:p>
          </table:table-cell>
        </table:table-row>
        <table:table-row>
          <table:table-cell table:style-name="Table2.A9" office:value-type="string">
            <text:p text:style-name="P35">1</text:p>
          </table:table-cell>
          <table:table-cell table:style-name="Table2.B9" office:value-type="string">
            <text:p text:style-name="P35">5</text:p>
          </table:table-cell>
          <table:table-cell table:style-name="Table2.C9" office:value-type="string">
            <text:p text:style-name="P35">2</text:p>
          </table:table-cell>
        </table:table-row>
        <table:table-row>
          <table:table-cell table:style-name="Table2.A10" office:value-type="string">
            <text:p text:style-name="P35">4:30:59</text:p>
          </table:table-cell>
          <table:table-cell table:style-name="Table2.B10" office:value-type="string">
            <text:p text:style-name="P35">2 1</text:p>
          </table:table-cell>
          <table:table-cell table:style-name="Table2.C10" office:value-type="string">
            <text:p text:style-name="P35">8</text:p>
          </table:table-cell>
        </table:table-row>
        <table:table-row>
          <table:table-cell table:style-name="Table2.A11" office:value-type="string">
            <text:p text:style-name="P35">3</text:p>
          </table:table-cell>
          <table:table-cell table:style-name="Table2.B11" office:value-type="string">
            <text:p text:style-name="P35">1</text:p>
          </table:table-cell>
          <table:table-cell table:style-name="Table2.C11" office:value-type="string">
            <text:p text:style-name="P35">43201</text:p>
          </table:table-cell>
        </table:table-row>
        <table:table-row>
          <table:table-cell table:style-name="Table2.A12" office:value-type="string">
            <text:p text:style-name="P35">2 3</text:p>
          </table:table-cell>
          <table:table-cell table:style-name="Table2.B12" office:value-type="string">
            <text:p text:style-name="P35">2:03:04</text:p>
          </table:table-cell>
          <table:table-cell table:style-name="Table2.C12" office:value-type="string">
            <text:p text:style-name="P35">9</text:p>
          </table:table-cell>
        </table:table-row>
        <table:table-row>
          <table:table-cell table:style-name="Table2.A13" office:value-type="string">
            <text:p text:style-name="P35">4</text:p>
          </table:table-cell>
          <table:table-cell table:style-name="Table2.B13" office:value-type="string">
            <text:p text:style-name="P35">11</text:p>
          </table:table-cell>
          <table:table-cell table:style-name="Table2.C13" office:value-type="string">
            <text:p text:style-name="P35">1</text:p>
          </table:table-cell>
        </table:table-row>
        <table:table-row>
          <table:table-cell table:style-name="Table2.A14" office:value-type="string">
            <text:p text:style-name="P35">3 1</text:p>
          </table:table-cell>
          <table:table-cell table:style-name="Table2.B14" office:value-type="string">
            <text:p text:style-name="P35">6</text:p>
          </table:table-cell>
          <table:table-cell table:style-name="Table2.C14" office:value-type="string">
            <text:p text:style-name="P35">10</text:p>
          </table:table-cell>
        </table:table-row>
        <table:table-row>
          <table:table-cell table:style-name="Table2.A15" office:value-type="string">
            <text:p text:style-name="P35">4</text:p>
          </table:table-cell>
          <table:table-cell table:style-name="Table2.B15" office:value-type="string">
            <text:p text:style-name="P35">2 3</text:p>
          </table:table-cell>
          <table:table-cell table:style-name="Table2.C15" office:value-type="string">
            <text:p text:style-name="P35">720</text:p>
          </table:table-cell>
        </table:table-row>
        <table:table-row>
          <table:table-cell table:style-name="Table2.A16" office:value-type="string">
            <text:p text:style-name="P35">2 3</text:p>
          </table:table-cell>
          <table:table-cell table:style-name="Table2.B16" office:value-type="string">
            <text:p text:style-name="P35">6</text:p>
          </table:table-cell>
          <table:table-cell table:style-name="Table2.C16" office:value-type="string">
            <text:p text:style-name="P35">11</text:p>
          </table:table-cell>
        </table:table-row>
        <table:table-row>
          <table:table-cell table:style-name="Table2.A17" office:value-type="string">
            <text:p text:style-name="P35">12</text:p>
          </table:table-cell>
          <table:table-cell table:style-name="Table2.B17" office:value-type="string">
            <text:p text:style-name="P35">1 3</text:p>
          </table:table-cell>
          <table:table-cell table:style-name="Table2.C17" office:value-type="string">
            <text:p text:style-name="P35">12</text:p>
          </table:table-cell>
        </table:table-row>
        <table:table-row>
          <table:table-cell table:style-name="Table2.A18" office:value-type="string">
            <text:p text:style-name="P34"/>
          </table:table-cell>
          <table:table-cell table:style-name="Table2.B18" office:value-type="string">
            <text:p text:style-name="P35">6</text:p>
          </table:table-cell>
          <table:table-cell table:style-name="Table2.C18" office:value-type="string">
            <text:p text:style-name="P34"/>
          </table:table-cell>
        </table:table-row>
        <table:table-row>
          <table:table-cell table:style-name="Table2.A19" office:value-type="string">
            <text:p text:style-name="P34"/>
          </table:table-cell>
          <table:table-cell table:style-name="Table2.B19" office:value-type="string">
            <text:p text:style-name="P35">1 2</text:p>
          </table:table-cell>
          <table:table-cell table:style-name="Table2.C19" office:value-type="string">
            <text:p text:style-name="P34"/>
          </table:table-cell>
        </table:table-row>
        <table:table-row>
          <table:table-cell table:style-name="Table2.A20" office:value-type="string">
            <text:p text:style-name="P34"/>
          </table:table-cell>
          <table:table-cell table:style-name="Table2.B20" office:value-type="string">
            <text:p text:style-name="P35">12</text:p>
          </table:table-cell>
          <table:table-cell table:style-name="Table2.C20" office:value-type="string">
            <text:p text:style-name="P34"/>
          </table:table-cell>
        </table:table-row>
      </table:table>
      <text:p text:style-name="P5"/>
      <text:p text:style-name="P5"/>
      <text:p text:style-name="P5"/>
      <text:list xml:id="list25257575423518" text:continue-numbering="true" text:style-name="WWNum1">
        <text:list-item>
          <text:p text:style-name="P17"><text:soft-page-break/>Результаты выполнения тестов</text:p>
        </text:list-item>
      </text:list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6">test_01.txt</text:p>
          </table:table-cell>
          <table:table-cell table:style-name="Table3.A1" office:value-type="string">
            <text:p text:style-name="P36">test_02.txt</text:p>
          </table:table-cell>
          <table:table-cell table:style-name="Table3.C1" office:value-type="string">
            <text:p text:style-name="P36">test_03.txt</text:p>
          </table:table-cell>
        </table:table-row>
        <table:table-row table:style-name="Table3.1">
          <table:table-cell table:style-name="Table3.A2" office:value-type="string">
            <text:p text:style-name="P38"/>
            <text:p text:style-name="P38"><text:s/>1 <text:s/>- добавить</text:p>
            <text:p text:style-name="P38"><text:s/>2 <text:s/>- удалить</text:p>
            <text:p text:style-name="P38"><text:s/>3 <text:s/>- сложить</text:p>
            <text:p text:style-name="P38"><text:s/>4 <text:s/>- вычесть</text:p>
            <text:p text:style-name="P38"><text:s/>5 <text:s/>- поделить</text:p>
            <text:p text:style-name="P38"><text:s/>6 <text:s/>- сравнить</text:p>
            <text:p text:style-name="P38"><text:s/>7 <text:s/>- вывести в секундах</text:p>
            <text:p text:style-name="P38"><text:s/>8 <text:s/>- из секунд в час:мин:сек и вывести</text:p>
            <text:p text:style-name="P38"><text:s/>9 <text:s/>- вывести в минутах</text:p>
            <text:p text:style-name="P38"><text:s/>10 <text:s/>- из минут в час:мин:сек и вывести</text:p>
            <text:p text:style-name="P38"><text:s/>11 - вывести список</text:p>
            <text:p text:style-name="P38"><text:s/>12 - выйти</text:p>
            <text:p text:style-name="P38"/>
            <text:p text:style-name="P38">1: 04:30:29</text:p>
            <text:p text:style-name="P38">2: 04:29:01</text:p>
            <text:p text:style-name="P38">04:30:29 + 04:29:01 = 08:59:30</text:p>
            <text:p text:style-name="P38">04:29:01 + 04:30:59 = 09:00:00</text:p>
            <text:p text:style-name="P38">04:30:59 - 04:30:29 = 00:00:30</text:p>
            <text:p text:style-name="P38">04:29:01 - 04:30:59 = 00:01:58</text:p>
            <text:p text:style-name="P36"/>
          </table:table-cell>
          <table:table-cell table:style-name="Table3.B2" office:value-type="string">
            <text:p text:style-name="P39"/>
            <text:p text:style-name="P42"><text:span text:style-name="T4"><text:s/>1 <text:s/>- добавить</text:span></text:p>
            <text:p text:style-name="P42"><text:span text:style-name="T4"><text:s/>2 <text:s/>- удалить</text:span></text:p>
            <text:p text:style-name="P42"><text:span text:style-name="T4"><text:s/>3 <text:s/>- сложить</text:span></text:p>
            <text:p text:style-name="P42"><text:span text:style-name="T4"><text:s/>4 <text:s/>- вычесть</text:span></text:p>
            <text:p text:style-name="P42"><text:span text:style-name="T4"><text:s/>5 <text:s/>- поделить</text:span></text:p>
            <text:p text:style-name="P42"><text:span text:style-name="T4"><text:s/>6 <text:s/>- сравнить</text:span></text:p>
            <text:p text:style-name="P42"><text:span text:style-name="T4"><text:s/>7 <text:s/>- вывести в секундах</text:span></text:p>
            <text:p text:style-name="P42"><text:span text:style-name="T4"><text:s/>8 <text:s/>- из секунд в час:мин:сек и вывести</text:span></text:p>
            <text:p text:style-name="P42"><text:span text:style-name="T4"><text:s/>9 <text:s/>- вывести в минутах</text:span></text:p>
            <text:p text:style-name="P42"><text:span text:style-name="T4"><text:s/>10 <text:s/>- из минут в час:мин:сек и вывести</text:span></text:p>
            <text:p text:style-name="P42"><text:span text:style-name="T4"><text:s/>11 - вывести список</text:span></text:p>
            <text:p text:style-name="P42"><text:span text:style-name="T4"><text:s/>12 - выйти</text:span></text:p>
            <text:p text:style-name="P42"><text:span text:style-name="T4"/></text:p>
            <text:p text:style-name="P42"><text:span text:style-name="T4">1: 12:12:12</text:span></text:p>
            <text:p text:style-name="P42"><text:span text:style-name="T4">2: 02:03:04</text:span></text:p>
            <text:p text:style-name="P42"><text:span text:style-name="T4">12:12:12 / 02:03:04 = 5.94962</text:span></text:p>
            <text:p text:style-name="P42"><text:span text:style-name="T4">02:03:04 / 12:12:12 = 0.168078</text:span></text:p>
            <text:p text:style-name="P42"><text:span text:style-name="T4">1: 12:12:12</text:span></text:p>
            <text:p text:style-name="P42"><text:span text:style-name="T4">2: 02:03:04</text:span></text:p>
            <text:p text:style-name="P42"><text:span text:style-name="T4">3: 02:03:04</text:span></text:p>
            <text:p text:style-name="P42"><text:span text:style-name="T4">равны</text:span></text:p>
            <text:p text:style-name="P42"><text:span text:style-name="T4">первый больше</text:span></text:p>
            <text:p text:style-name="P42"><text:span text:style-name="T4">первый больше</text:span></text:p>
          </table:table-cell>
          <table:table-cell table:style-name="Table3.C2" office:value-type="string">
            <text:p text:style-name="P39"/>
            <text:p text:style-name="P42"><text:span text:style-name="T4"><text:s/>1 <text:s/>- добавить</text:span></text:p>
            <text:p text:style-name="P42"><text:span text:style-name="T4"><text:s/>2 <text:s/>- удалить</text:span></text:p>
            <text:p text:style-name="P42"><text:span text:style-name="T4"><text:s/>3 <text:s/>- сложить</text:span></text:p>
            <text:p text:style-name="P42"><text:span text:style-name="T4"><text:s/>4 <text:s/>- вычесть</text:span></text:p>
            <text:p text:style-name="P42"><text:span text:style-name="T4"><text:s/>5 <text:s/>- поделить</text:span></text:p>
            <text:p text:style-name="P42"><text:span text:style-name="T4"><text:s/>6 <text:s/>- сравнить</text:span></text:p>
            <text:p text:style-name="P42"><text:span text:style-name="T4"><text:s/>7 <text:s/>- вывести в секундах</text:span></text:p>
            <text:p text:style-name="P42"><text:span text:style-name="T4"><text:s/>8 <text:s/>- из секунд в час:мин:сек и вывести</text:span></text:p>
            <text:p text:style-name="P42"><text:span text:style-name="T4"><text:s/>9 <text:s/>- вывести в минута х</text:span></text:p>
            <text:p text:style-name="P42"><text:span text:style-name="T4"><text:s/>10 <text:s/>- из минут в час:мин:сек и вывести</text:span></text:p>
            <text:p text:style-name="P42"><text:span text:style-name="T4"><text:s/>11 - вывести список</text:span></text:p>
            <text:p text:style-name="P42"><text:span text:style-name="T4"><text:s/>12 - выйти</text:span></text:p>
            <text:p text:style-name="P42"><text:span text:style-name="T4"/></text:p>
            <text:p text:style-name="P42"><text:span text:style-name="T4">43200</text:span></text:p>
            <text:p text:style-name="P42"><text:span text:style-name="T4">43201</text:span></text:p>
            <text:p text:style-name="P42"><text:span text:style-name="T4">12:00:01</text:span></text:p>
            <text:p text:style-name="P42"><text:span text:style-name="T4">720</text:span></text:p>
            <text:p text:style-name="P42"><text:span text:style-name="T4">12:00:00</text:span></text:p>
            <text:p text:style-name="P42"><text:span text:style-name="T4">1: 12:00:00</text:span></text:p>
            <text:p text:style-name="P42"><text:span text:style-name="T4">2: 12:00:01</text:span></text:p>
          </table:table-cell>
        </table:table-row>
      </table:table>
      <text:p text:style-name="P19"/>
      <text:list xml:id="list25255930446946" text:continue-numbering="true" text:style-name="WWNum1">
        <text:list-item>
          <text:p text:style-name="P16">Листинг программы</text:p>
          <text:p text:style-name="P30">main.cpp</text:p>
        </text:list-item>
      </text:list>
      <text:p text:style-name="P25">#include &lt;iostream&gt;</text:p>
      <text:p text:style-name="P25">#include &lt;string&gt;</text:p>
      <text:p text:style-name="P25"/>
      <text:p text:style-name="P25">#include "TimePoint.hpp"</text:p>
      <text:p text:style-name="P25">#include "Vector.hpp"</text:p>
      <text:p text:style-name="P25"/>
      <text:p text:style-name="P25">/* </text:p>
      <text:p text:style-name="P25">Короткевич Л. В.</text:p>
      <text:p text:style-name="P25">github.com/anxieuse/oop_exercise_02</text:p>
      <text:p text:style-name="P25">Создать класс TimePoint для работы с моментами времени в формате «час:минута:секунда». </text:p>
      <text:p text:style-name="P25">Обязательными операциями являются: </text:p>
      <text:p text:style-name="P25"><text:s text:c="8"/>вычисление разницы между двумя моментами времени, </text:p>
      <text:p text:style-name="P25"><text:s text:c="8"/>сумма моментов времени, </text:p>
      <text:p text:style-name="P25"><text:s text:c="8"/>сложение момента времени и заданного количества секунд, </text:p>
      <text:p text:style-name="P25"><text:s text:c="8"/>вычитание из момента времени заданного количества секунд, </text:p>
      <text:p text:style-name="P25"><text:s text:c="8"/>вычисление во раз сколько один момент времени больше (меньше) другого, </text:p>
      <text:p text:style-name="P25"><text:s text:c="8"/>сравнение моментов времени, </text:p>
      <text:p text:style-name="P25"><text:s text:c="8"/>перевод в секунды и обратно, </text:p>
      <text:p text:style-name="P25"><text:s text:c="8"/>перевод в минуты (с округлением до минуты) и обратно. </text:p>
      <text:p text:style-name="P25">Операции сложения и вычитания TimePoint, а так же сравнения (больше, меньше и равно) необходимо реализовать в виде перегрузки операторов.</text:p>
      <text:p text:style-name="P25">Необходимо реализовать пользовательский литерал для работы с константами типа TimePoint. </text:p>
      <text:p text:style-name="P25">*/</text:p>
      <text:p text:style-name="P25"><text:soft-page-break/></text:p>
      <text:p text:style-name="P25">const TimePoint mrn("06:00:00"), aft("12:00:00"), eve("18:00:00"), nght("00:00:00"), null("00:0:-1");</text:p>
      <text:p text:style-name="P25"/>
      <text:p text:style-name="P25">std::string operator "" _t(const char *s, size_t size)</text:p>
      <text:p text:style-name="P25">{</text:p>
      <text:p text:style-name="P25"><text:tab/>return </text:p>
      <text:p text:style-name="P25"><text:tab/><text:tab/>s == "morning" ? mrn.getTime() : </text:p>
      <text:p text:style-name="P25"><text:s text:c="8"/>s == "afternoon" ? aft.getTime() :</text:p>
      <text:p text:style-name="P25"><text:s text:c="8"/>s == "evening" ? eve.getTime() :</text:p>
      <text:p text:style-name="P25"><text:s text:c="8"/>s == "night" ? nght.getTime() : null.getTime();</text:p>
      <text:p text:style-name="P25">}</text:p>
      <text:p text:style-name="P25"/>
      <text:p text:style-name="P25">int main() {</text:p>
      <text:p text:style-name="P25"><text:s text:c="4"/>int idToDel, id, id1, id2, secs, mins;</text:p>
      <text:p text:style-name="P25"><text:s text:c="4"/>std::string time;</text:p>
      <text:p text:style-name="P25"><text:s text:c="4"/>Vector&lt;TimePoint&gt; tps;</text:p>
      <text:p text:style-name="P25"/>
      <text:p text:style-name="P25"><text:s text:c="4"/>int command_idx;</text:p>
      <text:p text:style-name="P25"><text:s text:c="4"/>bool input = true;</text:p>
      <text:p text:style-name="P25"><text:s text:c="4"/>std::cout &lt;&lt; '\n'</text:p>
      <text:p text:style-name="P25"><text:s text:c="14"/>&lt;&lt; " 1 <text:s/>- добавить" &lt;&lt; '\n'</text:p>
      <text:p text:style-name="P25"><text:s text:c="14"/>&lt;&lt; " 2 <text:s/>- удалить" &lt;&lt; '\n'</text:p>
      <text:p text:style-name="P25"><text:s text:c="14"/>&lt;&lt; " 3 <text:s/>- сложить" &lt;&lt; '\n'</text:p>
      <text:p text:style-name="P25"><text:s text:c="14"/>&lt;&lt; " 4 <text:s/>- вычесть" &lt;&lt; '\n'</text:p>
      <text:p text:style-name="P25"><text:s text:c="14"/>&lt;&lt; " 5 <text:s/>- поделить" &lt;&lt; '\n'</text:p>
      <text:p text:style-name="P25"><text:s text:c="14"/>&lt;&lt; " 6 <text:s/>- сравнить" &lt;&lt; '\n'</text:p>
      <text:p text:style-name="P25"><text:s text:c="14"/>&lt;&lt; " 7 <text:s/>- вывести в секундах" &lt;&lt; '\n'</text:p>
      <text:p text:style-name="P25"><text:s text:c="14"/>&lt;&lt; " 8 <text:s/>- из секунд в час:мин:сек и вывести\n"</text:p>
      <text:p text:style-name="P25"><text:s text:c="14"/>&lt;&lt; " 9 <text:s/>- вывести в минутах\n"</text:p>
      <text:p text:style-name="P25"><text:s text:c="14"/>&lt;&lt; " 10 <text:s/>- из минут в час:мин:сек и вывести\n"</text:p>
      <text:p text:style-name="P25"><text:s text:c="14"/>&lt;&lt; " 11 - вывести список\n"</text:p>
      <text:p text:style-name="P25"><text:s text:c="14"/>&lt;&lt; " 12 - выйти" &lt;&lt; '\n'</text:p>
      <text:p text:style-name="P25"><text:s text:c="14"/>&lt;&lt; '\n';</text:p>
      <text:p text:style-name="P25"><text:s text:c="4"/>while (input)</text:p>
      <text:p text:style-name="P25"><text:s text:c="4"/>{</text:p>
      <text:p text:style-name="P25"><text:s text:c="8"/>std::cin &gt;&gt; command_idx;</text:p>
      <text:p text:style-name="P25"><text:s text:c="8"/>switch (command_idx)</text:p>
      <text:p text:style-name="P25"><text:s text:c="8"/>{</text:p>
      <text:p text:style-name="P25"><text:s text:c="12"/>case 1:</text:p>
      <text:p text:style-name="P25"><text:s text:c="12"/>{</text:p>
      <text:p text:style-name="P25"><text:s text:c="16"/>std::cin &gt;&gt; time;</text:p>
      <text:p text:style-name="P25"><text:s text:c="16"/>tps.push_back({time});</text:p>
      <text:p text:style-name="P25"><text:s text:c="16"/>break;</text:p>
      <text:p text:style-name="P25"><text:s text:c="12"/>}</text:p>
      <text:p text:style-name="P25"><text:s text:c="12"/>case 2:</text:p>
      <text:p text:style-name="P25"><text:s text:c="12"/>{</text:p>
      <text:p text:style-name="P25"><text:s text:c="16"/>std::cin &gt;&gt; idToDel;</text:p>
      <text:p text:style-name="P25"><text:s text:c="16"/>--idToDel;</text:p>
      <text:p text:style-name="P25"><text:s text:c="16"/>if (idToDel &lt; tps.size() &amp;&amp; idToDel &gt;= 0)</text:p>
      <text:p text:style-name="P25"><text:s text:c="16"/>{</text:p>
      <text:p text:style-name="P25"><text:s text:c="20"/>std::cout &lt;&lt; "Временной промежуток ";</text:p>
      <text:p text:style-name="P25"><text:s text:c="20"/>tps[idToDel].display();</text:p>
      <text:p text:style-name="P25"><text:s text:c="20"/>std::cout &lt;&lt; " успешно удален из списка\n";</text:p>
      <text:p text:style-name="P25"><text:soft-page-break/><text:s text:c="20"/>tps.erase(idToDel);</text:p>
      <text:p text:style-name="P25"><text:s text:c="16"/>}</text:p>
      <text:p text:style-name="P25"><text:s text:c="16"/>else</text:p>
      <text:p text:style-name="P25"><text:s text:c="16"/>{</text:p>
      <text:p text:style-name="P25"><text:s text:c="20"/>std::cout &lt;&lt; "Введен некорректный индекс\n";</text:p>
      <text:p text:style-name="P25"><text:s text:c="16"/>}</text:p>
      <text:p text:style-name="P25"><text:s text:c="16"/>break;</text:p>
      <text:p text:style-name="P25"><text:s text:c="12"/>}</text:p>
      <text:p text:style-name="P25"><text:s text:c="12"/>case 3:</text:p>
      <text:p text:style-name="P25"><text:s text:c="12"/>{</text:p>
      <text:p text:style-name="P25"><text:s text:c="16"/>std::cin &gt;&gt; id1 &gt;&gt; id2;</text:p>
      <text:p text:style-name="P25"><text:s text:c="16"/>--id1, --id2;</text:p>
      <text:p text:style-name="P25"><text:s text:c="16"/>std::cout &lt;&lt; tps[id1].getTime() &lt;&lt; " + " &lt;&lt; tps[id2].getTime() &lt;&lt; " = " &lt;&lt; (tps[id1] + tps[id2]).getTime();</text:p>
      <text:p text:style-name="P25"><text:s text:c="16"/>std::cout &lt;&lt; '\n';</text:p>
      <text:p text:style-name="P25"><text:s text:c="16"/>break;</text:p>
      <text:p text:style-name="P25"><text:s text:c="12"/>}</text:p>
      <text:p text:style-name="P25"><text:s text:c="12"/>case 4:</text:p>
      <text:p text:style-name="P25"><text:s text:c="12"/>{</text:p>
      <text:p text:style-name="P25"><text:s text:c="16"/>std::cin &gt;&gt; id1 &gt;&gt; id2;</text:p>
      <text:p text:style-name="P25"><text:s text:c="16"/>--id1, --id2;</text:p>
      <text:p text:style-name="P25"><text:s text:c="16"/>std::cout &lt;&lt; tps[id1].getTime() &lt;&lt; " - " &lt;&lt; tps[id2].getTime() &lt;&lt; " = " &lt;&lt; (tps[id1] - tps[id2]).getTime();</text:p>
      <text:p text:style-name="P25"><text:s text:c="16"/>std::cout &lt;&lt; '\n';</text:p>
      <text:p text:style-name="P25"><text:s text:c="16"/>break;</text:p>
      <text:p text:style-name="P25"><text:s text:c="12"/>}</text:p>
      <text:p text:style-name="P25"><text:s text:c="12"/>case 5:</text:p>
      <text:p text:style-name="P25"><text:s text:c="12"/>{</text:p>
      <text:p text:style-name="P25"><text:s text:c="16"/>std::cin &gt;&gt; id1 &gt;&gt; id2;</text:p>
      <text:p text:style-name="P25"><text:s text:c="16"/>--id1, --id2;</text:p>
      <text:p text:style-name="P25"><text:s text:c="16"/>std::cout &lt;&lt; tps[id1].getTime() &lt;&lt; " / " &lt;&lt; tps[id2].getTime() &lt;&lt; " = " &lt;&lt; (tps[id1]/tps[id2]);</text:p>
      <text:p text:style-name="P25"><text:s text:c="16"/>std::cout &lt;&lt; '\n';</text:p>
      <text:p text:style-name="P25"><text:s text:c="16"/>break;</text:p>
      <text:p text:style-name="P25"><text:s text:c="12"/>}</text:p>
      <text:p text:style-name="P25"><text:s text:c="12"/>case 6:</text:p>
      <text:p text:style-name="P25"><text:s text:c="12"/>{</text:p>
      <text:p text:style-name="P25"><text:s text:c="16"/>std::cin &gt;&gt; id1 &gt;&gt; id2;</text:p>
      <text:p text:style-name="P25"><text:s text:c="16"/>if (tps[id1 - 1] == tps[id2 - 1])</text:p>
      <text:p text:style-name="P25"><text:s text:c="16"/>{</text:p>
      <text:p text:style-name="P25"><text:s text:c="20"/>std::cout &lt;&lt; "равны\n";</text:p>
      <text:p text:style-name="P25"><text:s text:c="16"/>}</text:p>
      <text:p text:style-name="P25"><text:s text:c="16"/>else</text:p>
      <text:p text:style-name="P25"><text:s text:c="16"/>{</text:p>
      <text:p text:style-name="P25"><text:s text:c="20"/>if (tps[id1 - 1] &gt; tps[id2 - 1])</text:p>
      <text:p text:style-name="P25"><text:s text:c="24"/>std::cout &lt;&lt; "первый больше\n";</text:p>
      <text:p text:style-name="P25"><text:s text:c="20"/>else </text:p>
      <text:p text:style-name="P25"><text:s text:c="24"/>std::cout &lt;&lt; "второй больше\n";</text:p>
      <text:p text:style-name="P25"><text:s text:c="16"/>}</text:p>
      <text:p text:style-name="P25"><text:s text:c="16"/>break;</text:p>
      <text:p text:style-name="P25"><text:s text:c="12"/>}</text:p>
      <text:p text:style-name="P25"><text:s text:c="12"/>case 7:</text:p>
      <text:p text:style-name="P25"><text:s text:c="12"/>{</text:p>
      <text:p text:style-name="P25"><text:s text:c="16"/>std::cin &gt;&gt; id;</text:p>
      <text:p text:style-name="P25"><text:soft-page-break/><text:s text:c="16"/>std::cout &lt;&lt; tps[id - 1].toSecs();</text:p>
      <text:p text:style-name="P25"><text:s text:c="16"/>std::cout &lt;&lt; '\n';</text:p>
      <text:p text:style-name="P25"><text:s text:c="16"/>break;</text:p>
      <text:p text:style-name="P25"><text:s text:c="12"/>}</text:p>
      <text:p text:style-name="P25"><text:s text:c="12"/>case 8:</text:p>
      <text:p text:style-name="P25"><text:s text:c="12"/>{</text:p>
      <text:p text:style-name="P25"><text:s text:c="16"/>std::cin &gt;&gt; secs;</text:p>
      <text:p text:style-name="P25"><text:s text:c="16"/>std::cout &lt;&lt; fromSecs(secs);</text:p>
      <text:p text:style-name="P25"><text:s text:c="16"/>std::cout &lt;&lt; '\n';</text:p>
      <text:p text:style-name="P25"><text:s text:c="16"/>break;</text:p>
      <text:p text:style-name="P25"><text:s text:c="12"/>}</text:p>
      <text:p text:style-name="P25"><text:s text:c="12"/>case 9:</text:p>
      <text:p text:style-name="P25"><text:s text:c="12"/>{</text:p>
      <text:p text:style-name="P25"><text:s text:c="16"/>std::cin &gt;&gt; id;</text:p>
      <text:p text:style-name="P25"><text:s text:c="16"/>std::cout &lt;&lt; tps[id - 1].toMins();</text:p>
      <text:p text:style-name="P25"><text:s text:c="16"/>std::cout &lt;&lt; '\n';</text:p>
      <text:p text:style-name="P25"><text:s text:c="16"/>break;</text:p>
      <text:p text:style-name="P25"><text:s text:c="12"/>}</text:p>
      <text:p text:style-name="P25"><text:s text:c="12"/>case 10:</text:p>
      <text:p text:style-name="P25"><text:s text:c="12"/>{</text:p>
      <text:p text:style-name="P25"><text:s text:c="16"/>std::cin &gt;&gt; mins;</text:p>
      <text:p text:style-name="P25"><text:s text:c="16"/>std::cout &lt;&lt; fromMins(mins);</text:p>
      <text:p text:style-name="P25"><text:s text:c="16"/>std::cout &lt;&lt; '\n';</text:p>
      <text:p text:style-name="P25"><text:s text:c="16"/>break;</text:p>
      <text:p text:style-name="P25"><text:s text:c="12"/>}</text:p>
      <text:p text:style-name="P25"><text:s text:c="12"/>case 11:</text:p>
      <text:p text:style-name="P25"><text:s text:c="12"/>{</text:p>
      <text:p text:style-name="P25"><text:s text:c="16"/>for(int i = 0; i &lt; tps.size(); ++i) {</text:p>
      <text:p text:style-name="P25"><text:s text:c="20"/>std::cout &lt;&lt; i + 1 &lt;&lt; ": ";</text:p>
      <text:p text:style-name="P25"><text:s text:c="20"/>tps[i].display();</text:p>
      <text:p text:style-name="P25"><text:s text:c="20"/>std::cout &lt;&lt; "\n";</text:p>
      <text:p text:style-name="P25"><text:s text:c="16"/>}</text:p>
      <text:p text:style-name="P25"><text:s text:c="16"/>break;</text:p>
      <text:p text:style-name="P25"><text:s text:c="12"/>}</text:p>
      <text:p text:style-name="P25"><text:s text:c="12"/>case 12:</text:p>
      <text:p text:style-name="P25"><text:s text:c="12"/>{</text:p>
      <text:p text:style-name="P25"><text:s text:c="16"/>input = false;</text:p>
      <text:p text:style-name="P25"><text:s text:c="16"/>break;</text:p>
      <text:p text:style-name="P25"><text:s text:c="12"/>}</text:p>
      <text:p text:style-name="P25"><text:s text:c="8"/>}</text:p>
      <text:p text:style-name="P25"><text:s text:c="4"/>}</text:p>
      <text:p text:style-name="P25">}</text:p>
      <text:p text:style-name="P21"/>
      <text:p text:style-name="P22">TimePoint.hpp</text:p>
      <text:p text:style-name="P24">#ifndef TIMEPOINT_HPP</text:p>
      <text:p text:style-name="P24">#define TIMEPOINT_HPP</text:p>
      <text:p text:style-name="P24"/>
      <text:p text:style-name="P24">class TimePoint</text:p>
      <text:p text:style-name="P24">{</text:p>
      <text:p text:style-name="P24">public:</text:p>
      <text:p text:style-name="P24"><text:s text:c="4"/>TimePoint();</text:p>
      <text:p text:style-name="P24"><text:s text:c="4"/>TimePoint(const std::string &amp;_time);</text:p>
      <text:p text:style-name="P24"><text:soft-page-break/><text:s text:c="4"/>TimePoint(const int &amp;_val);</text:p>
      <text:p text:style-name="P24"><text:s text:c="4"/>TimePoint operator-(const TimePoint &amp;rhs) const;</text:p>
      <text:p text:style-name="P24"><text:s text:c="4"/>TimePoint operator+(const TimePoint &amp;rhs) const;</text:p>
      <text:p text:style-name="P24"><text:s text:c="4"/>double operator/(const TimePoint &amp;rhs) const;</text:p>
      <text:p text:style-name="P24"><text:s text:c="4"/>void add(const int &amp;_ss);</text:p>
      <text:p text:style-name="P24"><text:s text:c="4"/>void subtract(const int &amp;_ss);</text:p>
      <text:p text:style-name="P24"><text:s text:c="4"/>bool operator&gt;(TimePoint const &amp;rhs) const;</text:p>
      <text:p text:style-name="P24"><text:s text:c="4"/>bool operator==(TimePoint const &amp;rhs) const;</text:p>
      <text:p text:style-name="P24"><text:s text:c="4"/>bool operator&lt;(TimePoint const &amp;rhs) const;</text:p>
      <text:p text:style-name="P24"><text:s text:c="4"/>int toMins() const;</text:p>
      <text:p text:style-name="P24"><text:s text:c="4"/>int toSecs() const;</text:p>
      <text:p text:style-name="P24"><text:s text:c="4"/>std::string getTime() const;</text:p>
      <text:p text:style-name="P24"><text:s text:c="4"/>void display() const;</text:p>
      <text:p text:style-name="P24"/>
      <text:p text:style-name="P24">private:</text:p>
      <text:p text:style-name="P24"><text:s text:c="4"/>std::string time;</text:p>
      <text:p text:style-name="P24"><text:s text:c="4"/>int hh, mm, ss, val;</text:p>
      <text:p text:style-name="P24">};</text:p>
      <text:p text:style-name="P24"/>
      <text:p text:style-name="P24">TimePoint::TimePoint() : hh(0), mm(0), ss(-1), val(-1) {}</text:p>
      <text:p text:style-name="P24"/>
      <text:p text:style-name="P24">TimePoint::TimePoint(const std::string &amp;_time)</text:p>
      <text:p text:style-name="P24">{</text:p>
      <text:p text:style-name="P24"><text:s text:c="4"/>sscanf(_time.c_str(), "%d:%d:%d", &amp;hh, &amp;mm, &amp;ss);</text:p>
      <text:p text:style-name="P24"><text:s text:c="4"/>val = hh * 60 * 60 + mm * 60 + ss;</text:p>
      <text:p text:style-name="P24"><text:s text:c="4"/>char tmp[9];</text:p>
      <text:p text:style-name="P24"><text:s text:c="4"/>snprintf(tmp, 10, "%02d:%02d:%02d", hh, mm, ss);</text:p>
      <text:p text:style-name="P24"><text:s text:c="4"/>time = tmp;</text:p>
      <text:p text:style-name="P24">}</text:p>
      <text:p text:style-name="P24"/>
      <text:p text:style-name="P24">void renew(std::string &amp;time, int &amp;hh, int &amp;mm, int &amp;ss, int &amp;val, const int &amp;_val) {</text:p>
      <text:p text:style-name="P24"><text:s text:c="4"/>val = _val;</text:p>
      <text:p text:style-name="P24"><text:s text:c="4"/>hh = val / 60 / 60, val -= hh * 60 * 60;</text:p>
      <text:p text:style-name="P24"><text:s text:c="4"/>mm = val / 60, val -= mm * 60;</text:p>
      <text:p text:style-name="P24"><text:s text:c="4"/>ss = val;</text:p>
      <text:p text:style-name="P24"><text:s text:c="4"/>val = _val;</text:p>
      <text:p text:style-name="P24"><text:s text:c="4"/>char tmp[9];</text:p>
      <text:p text:style-name="P24"><text:s text:c="4"/>snprintf(tmp, 10, "%02d:%02d:%02d", hh, mm, ss);</text:p>
      <text:p text:style-name="P24"><text:s text:c="4"/>time = tmp;</text:p>
      <text:p text:style-name="P24">}</text:p>
      <text:p text:style-name="P24"/>
      <text:p text:style-name="P24">TimePoint::TimePoint(const int &amp;_val) {</text:p>
      <text:p text:style-name="P24"><text:s text:c="4"/>renew(time, hh, mm, ss, val, _val);</text:p>
      <text:p text:style-name="P24">}</text:p>
      <text:p text:style-name="P24"/>
      <text:p text:style-name="P24">TimePoint TimePoint::operator-(const TimePoint &amp;rhs) const {</text:p>
      <text:p text:style-name="P24"><text:s text:c="4"/>return TimePoint(abs(val - rhs.val));</text:p>
      <text:p text:style-name="P24">}</text:p>
      <text:p text:style-name="P24"/>
      <text:p text:style-name="P24">TimePoint TimePoint::operator+(const TimePoint &amp;rhs) const {</text:p>
      <text:p text:style-name="P24"><text:s text:c="4"/>return TimePoint(val + rhs.val);</text:p>
      <text:p text:style-name="P24">}</text:p>
      <text:p text:style-name="P24"/>
      <text:p text:style-name="P24"><text:soft-page-break/>double TimePoint::operator/(const TimePoint &amp;rhs) const {</text:p>
      <text:p text:style-name="P24"><text:s text:c="4"/>return 1.0 * val / rhs.val;</text:p>
      <text:p text:style-name="P24">}</text:p>
      <text:p text:style-name="P24"/>
      <text:p text:style-name="P24">void TimePoint::add(const int &amp;_ss) {</text:p>
      <text:p text:style-name="P24"><text:s text:c="4"/>renew(time, hh, mm, ss, val, val + _ss);</text:p>
      <text:p text:style-name="P24">}</text:p>
      <text:p text:style-name="P24"/>
      <text:p text:style-name="P24">void TimePoint::subtract(const int &amp;_ss) {</text:p>
      <text:p text:style-name="P24"><text:s text:c="4"/>renew(time, hh, mm, ss, val, val - _ss);</text:p>
      <text:p text:style-name="P24">}</text:p>
      <text:p text:style-name="P24"/>
      <text:p text:style-name="P24">bool TimePoint::operator&gt;(TimePoint const &amp;rhs) const {</text:p>
      <text:p text:style-name="P24"><text:s text:c="4"/>return val &gt; rhs.val;</text:p>
      <text:p text:style-name="P24">}</text:p>
      <text:p text:style-name="P24">bool TimePoint::operator==(TimePoint const &amp;rhs) const {</text:p>
      <text:p text:style-name="P24"><text:s text:c="4"/>return val == rhs.val;</text:p>
      <text:p text:style-name="P24">}</text:p>
      <text:p text:style-name="P24">bool TimePoint::operator&lt;(TimePoint const &amp;rhs) const {</text:p>
      <text:p text:style-name="P24"><text:s text:c="4"/>return val &lt; rhs.val;</text:p>
      <text:p text:style-name="P24">}</text:p>
      <text:p text:style-name="P24"/>
      <text:p text:style-name="P24">int TimePoint::toSecs() const {</text:p>
      <text:p text:style-name="P24"><text:s text:c="4"/>return val;</text:p>
      <text:p text:style-name="P24">}</text:p>
      <text:p text:style-name="P24">std::string fromSecs(const int &amp;ss) {</text:p>
      <text:p text:style-name="P24"><text:s text:c="4"/>return TimePoint(ss).getTime();</text:p>
      <text:p text:style-name="P24">}</text:p>
      <text:p text:style-name="P24"/>
      <text:p text:style-name="P24">int TimePoint::toMins() const {</text:p>
      <text:p text:style-name="P24"><text:s text:c="4"/>return val / 60;</text:p>
      <text:p text:style-name="P24">}</text:p>
      <text:p text:style-name="P24">std::string fromMins(const int &amp;mm) {</text:p>
      <text:p text:style-name="P24"><text:s text:c="4"/>return TimePoint(mm * 60).getTime();</text:p>
      <text:p text:style-name="P24">}</text:p>
      <text:p text:style-name="P24"/>
      <text:p text:style-name="P24">void TimePoint::display() const {</text:p>
      <text:p text:style-name="P24"><text:s text:c="4"/>std::cout &lt;&lt; time;</text:p>
      <text:p text:style-name="P24">}</text:p>
      <text:p text:style-name="P24"/>
      <text:p text:style-name="P24">std::string TimePoint::getTime() const {</text:p>
      <text:p text:style-name="P24"><text:s text:c="4"/>return time;</text:p>
      <text:p text:style-name="P24">}</text:p>
      <text:p text:style-name="P24"/>
      <text:p text:style-name="P24">#endif</text:p>
      <text:p text:style-name="P22"><text:tab/><text:tab/>Vector.hpp:</text:p>
      <text:p text:style-name="P26"/>
      <text:p text:style-name="P26">#ifndef VECTOR_HPP</text:p>
      <text:p text:style-name="P26">#define VECTOR_HPP</text:p>
      <text:p text:style-name="P26"/>
      <text:p text:style-name="P26">template &lt;class T&gt;</text:p>
      <text:p text:style-name="P26">class Vector</text:p>
      <text:p text:style-name="P26"><text:soft-page-break/>{</text:p>
      <text:p text:style-name="P26">public:</text:p>
      <text:p text:style-name="P26"><text:tab/>Vector();</text:p>
      <text:p text:style-name="P26"><text:tab/>Vector(const int &amp;n);</text:p>
      <text:p text:style-name="P26"><text:tab/>Vector(const int &amp;n, T elem);</text:p>
      <text:p text:style-name="P26"><text:tab/>~Vector();</text:p>
      <text:p text:style-name="P26"/>
      <text:p text:style-name="P26"><text:tab/>void assert(const int &amp;n, T elem);</text:p>
      <text:p text:style-name="P26"><text:tab/>T &amp;operator[](const int &amp;index) const;</text:p>
      <text:p text:style-name="P26"><text:tab/>void push_back(T elem);</text:p>
      <text:p text:style-name="P26"><text:tab/>unsigned int size() const;</text:p>
      <text:p text:style-name="P26"><text:tab/>void erase(const int &amp;idx);</text:p>
      <text:p text:style-name="P26"/>
      <text:p text:style-name="P26">private:</text:p>
      <text:p text:style-name="P26"><text:tab/>unsigned int capacity;</text:p>
      <text:p text:style-name="P26"><text:tab/>unsigned int maxsize;</text:p>
      <text:p text:style-name="P26"><text:tab/>T *data;</text:p>
      <text:p text:style-name="P26">};</text:p>
      <text:p text:style-name="P26"/>
      <text:p text:style-name="P26">template &lt;class T&gt;</text:p>
      <text:p text:style-name="P26">void Vector&lt;T&gt;::assert(const int &amp;n, T elem)</text:p>
      <text:p text:style-name="P26">{</text:p>
      <text:p text:style-name="P26"><text:tab/>for (int i = 0; i &lt; n; i++)</text:p>
      <text:p text:style-name="P26"><text:tab/>{</text:p>
      <text:p text:style-name="P26"><text:tab/><text:tab/>data[i] = elem;</text:p>
      <text:p text:style-name="P26"><text:tab/>}</text:p>
      <text:p text:style-name="P26">}</text:p>
      <text:p text:style-name="P26"/>
      <text:p text:style-name="P26">template &lt;class T&gt;</text:p>
      <text:p text:style-name="P26">T &amp;Vector&lt;T&gt;::operator[](const int &amp;index) const</text:p>
      <text:p text:style-name="P26">{</text:p>
      <text:p text:style-name="P26"><text:tab/>return data[index];</text:p>
      <text:p text:style-name="P26">}</text:p>
      <text:p text:style-name="P26"/>
      <text:p text:style-name="P26">template &lt;class T&gt;</text:p>
      <text:p text:style-name="P26">void Vector&lt;T&gt;::push_back(T elem)</text:p>
      <text:p text:style-name="P26">{</text:p>
      <text:p text:style-name="P26"><text:tab/>if (data == 0)</text:p>
      <text:p text:style-name="P26"><text:tab/>{</text:p>
      <text:p text:style-name="P26"><text:tab/><text:tab/>maxsize = 1;</text:p>
      <text:p text:style-name="P26"><text:tab/><text:tab/>data = new T[maxsize];</text:p>
      <text:p text:style-name="P26"><text:tab/>}</text:p>
      <text:p text:style-name="P26"><text:tab/>if (capacity == maxsize)</text:p>
      <text:p text:style-name="P26"><text:tab/>{</text:p>
      <text:p text:style-name="P26"><text:tab/><text:tab/>maxsize = maxsize * 2;</text:p>
      <text:p text:style-name="P26"><text:tab/><text:tab/>T *new_data = new T[maxsize];</text:p>
      <text:p text:style-name="P26"><text:tab/><text:tab/>for (int i = 0; i &lt; capacity; i++)</text:p>
      <text:p text:style-name="P26"><text:tab/><text:tab/>{</text:p>
      <text:p text:style-name="P26"><text:tab/><text:tab/><text:tab/>new_data[i] = data[i];</text:p>
      <text:p text:style-name="P26"><text:tab/><text:tab/>}</text:p>
      <text:p text:style-name="P26"><text:tab/><text:tab/>delete[] data;</text:p>
      <text:p text:style-name="P26"><text:tab/><text:tab/>data = new_data;</text:p>
      <text:p text:style-name="P26"><text:tab/>}</text:p>
      <text:p text:style-name="P26"><text:soft-page-break/><text:tab/>data[capacity] = elem;</text:p>
      <text:p text:style-name="P26"><text:tab/>capacity++;</text:p>
      <text:p text:style-name="P26">};</text:p>
      <text:p text:style-name="P26"/>
      <text:p text:style-name="P26">template &lt;class T&gt;</text:p>
      <text:p text:style-name="P26">unsigned int Vector&lt;T&gt;::size() const</text:p>
      <text:p text:style-name="P26">{</text:p>
      <text:p text:style-name="P26"><text:tab/>return capacity;</text:p>
      <text:p text:style-name="P26">}</text:p>
      <text:p text:style-name="P26"/>
      <text:p text:style-name="P26"/>
      <text:p text:style-name="P26">template &lt;class T&gt;</text:p>
      <text:p text:style-name="P26">void Vector&lt;T&gt;::erase(const int &amp;idx)</text:p>
      <text:p text:style-name="P26">{</text:p>
      <text:p text:style-name="P20"><text:span text:style-name="T6"><text:s text:c="4"/>for (size_t i = idx; i &lt; capacity - 1; ++i)</text:span></text:p>
      <text:p text:style-name="P26"><text:tab/><text:tab/>data[i] = data[i + 1];</text:p>
      <text:p text:style-name="P26"/>
      <text:p text:style-name="P26"><text:tab/>capacity--;</text:p>
      <text:p text:style-name="P26">}</text:p>
      <text:p text:style-name="P26"/>
      <text:p text:style-name="P26">template &lt;class T&gt;</text:p>
      <text:p text:style-name="P26">Vector&lt;T&gt;::Vector()</text:p>
      <text:p text:style-name="P26">{</text:p>
      <text:p text:style-name="P26"><text:tab/>capacity = 0;</text:p>
      <text:p text:style-name="P26"><text:tab/>maxsize = 0;</text:p>
      <text:p text:style-name="P26"><text:tab/>data = 0;</text:p>
      <text:p text:style-name="P26">}</text:p>
      <text:p text:style-name="P26"/>
      <text:p text:style-name="P26">template &lt;class T&gt;</text:p>
      <text:p text:style-name="P26">Vector&lt;T&gt;::Vector(const int &amp;n)</text:p>
      <text:p text:style-name="P26">{</text:p>
      <text:p text:style-name="P26"><text:tab/>capacity = n;</text:p>
      <text:p text:style-name="P26"><text:tab/>maxsize = n;</text:p>
      <text:p text:style-name="P26"><text:tab/>data = new T[capacity];</text:p>
      <text:p text:style-name="P26"><text:tab/>assert(n, T());</text:p>
      <text:p text:style-name="P26">}</text:p>
      <text:p text:style-name="P26"/>
      <text:p text:style-name="P26">template &lt;class T&gt;</text:p>
      <text:p text:style-name="P26">Vector&lt;T&gt;::Vector(const int &amp;n, T elem)</text:p>
      <text:p text:style-name="P26">{</text:p>
      <text:p text:style-name="P26"><text:tab/>capacity = n;</text:p>
      <text:p text:style-name="P26"><text:tab/>maxsize = n;</text:p>
      <text:p text:style-name="P26"><text:tab/>data = new T[capacity];</text:p>
      <text:p text:style-name="P26"><text:tab/>assert(n, elem);</text:p>
      <text:p text:style-name="P26">}</text:p>
      <text:p text:style-name="P26"/>
      <text:p text:style-name="P26">template &lt;class T&gt;</text:p>
      <text:p text:style-name="P26">Vector&lt;T&gt;::~Vector()</text:p>
      <text:p text:style-name="P26">{</text:p>
      <text:p text:style-name="P26"><text:tab/>delete[] data;</text:p>
      <text:p text:style-name="P26">}</text:p>
      <text:p text:style-name="P26"/>
      <text:p text:style-name="P23">#endi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Arial2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WW8Num2z0" style:family="text">
      <style:text-properties style:font-name="Times New Roman" fo:font-family="'Times New Roman'" style:font-family-generic="roman" style:font-pitch="variable" fo:font-size="14pt" style:text-underline-style="none" style:font-size-asian="14pt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3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25in" fo:margin-left="1.75in"/>
        </style:list-level-properties>
      </text:list-level-style-number>
      <text:list-level-style-number text:level="4" text:style-name="WW8Num2z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5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</text:list-level-style-number>
      <text:list-level-style-number text:level="6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25in" fo:margin-left="3.25in"/>
        </style:list-level-properties>
      </text:list-level-style-number>
      <text:list-level-style-number text:level="7" text:style-name="WW8Num2z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</text:list-level-style-number>
      <text:list-level-style-number text:level="8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</text:list-level-style-number>
      <text:list-level-style-number text:level="9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2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09-28T02:52:43.473993651</dc:date>
    <meta:editing-duration>PT11M17S</meta:editing-duration>
    <meta:editing-cycles>1</meta:editing-cycles>
    <meta:document-statistic meta:table-count="3" meta:image-count="0" meta:object-count="0" meta:page-count="11" meta:paragraph-count="543" meta:word-count="1795" meta:character-count="13161" meta:non-whitespace-character-count="9613"/>
  </office:meta>
</office:document-meta>
</file>